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1797345" text:style-name="L1">
        <text:list-item>
          <text:p text:style-name="P1">Git is a distributed version control system used for tracking changes in source code during software development.</text:p>
        </text:list-item>
        <text:list-item>
          <text:p text:style-name="P1">A version control system, such as Git, allows developers to track changes made to the code over time, collaborate with others, and revert to previous versions if necessary.</text:p>
        </text:list-item>
        <text:list-item>
          <text:p text:style-name="P1">GitHub is a web-based platform that uses Git for version control and provides additional features such as bug tracking, task management, and project management.</text:p>
        </text:list-item>
        <text:list-item>
          <text:p text:style-name="P1">Some popular Git hosting services include GitHub, GitLab, and Bitbucket.</text:p>
        </text:list-item>
        <text:list-item>
          <text:p text:style-name="P1">Different types of version control systems include centralized systems, such as Subversion, and distributed systems, such as Git and Mercurial.</text:p>
        </text:list-item>
        <text:list-item>
          <text:p text:style-name="P1">Some benefits of using Git include the ability to collaborate easily with others, track changes to the code over time, and easily revert to previous versions of the code.</text:p>
        </text:list-item>
        <text:list-item>
          <text:p text:style-name="P1">A Git repository is a directory or storage space where a Git project's files and metadata are stored.</text:p>
        </text:list-item>
        <text:list-item>
          <text:p text:style-name="P2">To initialize a repository in Git, you can use the command "git init" in the command line interface. This will create a new repository in the current director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11:23:49.995000000</dc:date>
    <meta:editing-duration>PT3S</meta:editing-duration>
    <meta:editing-cycles>1</meta:editing-cycles>
    <meta:document-statistic meta:table-count="0" meta:image-count="0" meta:object-count="0" meta:page-count="1" meta:paragraph-count="8" meta:word-count="182" meta:character-count="1107" meta:non-whitespace-character-count="941"/>
    <meta:generator>LibreOffice/7.4.3.2$Windows_X86_64 LibreOffice_project/1048a8393ae2eeec98dff31b5c133c5f1d08b890</meta:generator>
  </office:meta>
</office:document-meta>
</file>